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2.28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Subject</text:p>
          </table:table-cell>
          <table:table-cell office:value-type="string">
            <text:p>Start Date</text:p>
          </table:table-cell>
          <table:table-cell office:value-type="string">
            <text:p>Start Time</text:p>
          </table:table-cell>
          <table:table-cell office:value-type="string">
            <text:p>End Date</text:p>
          </table:table-cell>
          <table:table-cell office:value-type="string">
            <text:p>End Tim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KEY11050 <text:s/>-- <text:s/>Java Strategy and Technical Keynotes</text:p>
          </table:table-cell>
          <table:table-cell office:value-type="string">
            <text:p>9/22/13</text:p>
          </table:table-cell>
          <table:table-cell office:value-type="string">
            <text:p>12:00 PM</text:p>
          </table:table-cell>
          <table:table-cell office:value-type="string">
            <text:p>9/22/13</text:p>
          </table:table-cell>
          <table:table-cell office:value-type="string">
            <text:p>3:00 PM</text:p>
          </table:table-cell>
          <table:table-cell office:value-type="string">
            <text:p>Moscone North - Hall D</text:p>
          </table:table-cell>
        </table:table-row>
        <table:table-row table:style-name="ro3">
          <table:table-cell office:value-type="string">
            <text:p>CON1729 <text:s/>-- <text:s/>Scala in Action</text:p>
          </table:table-cell>
          <table:table-cell office:value-type="string">
            <text:p>9/23/13</text:p>
          </table:table-cell>
          <table:table-cell office:value-type="string">
            <text:p>8:30 AM</text:p>
          </table:table-cell>
          <table:table-cell office:value-type="string">
            <text:p>9/23/13</text:p>
          </table:table-cell>
          <table:table-cell office:value-type="string">
            <text:p>9:30 AM</text:p>
          </table:table-cell>
          <table:table-cell office:value-type="string">
            <text:p>Hilton - Yosemite B/C</text:p>
          </table:table-cell>
        </table:table-row>
        <table:table-row table:style-name="ro1">
          <table:table-cell office:value-type="string">
            <text:p>TUT3877 <text:s/>-- <text:s/>Jump-starting Lambda Programming</text:p>
          </table:table-cell>
          <table:table-cell office:value-type="string">
            <text:p>9/23/13</text:p>
          </table:table-cell>
          <table:table-cell office:value-type="string">
            <text:p>10:00 AM</text:p>
          </table:table-cell>
          <table:table-cell office:value-type="string">
            <text:p>9/23/13</text:p>
          </table:table-cell>
          <table:table-cell office:value-type="string">
            <text:p>12:00 PM</text:p>
          </table:table-cell>
          <table:table-cell office:value-type="string">
            <text:p>Hilton - Continental Ballroom 1/2/3</text:p>
          </table:table-cell>
        </table:table-row>
        <table:table-row table:style-name="ro1">
          <table:table-cell office:value-type="string">
            <text:p>Lunch <text:s/>-- <text:s/>Lunch</text:p>
          </table:table-cell>
          <table:table-cell office:value-type="string">
            <text:p>9/23/13</text:p>
          </table:table-cell>
          <table:table-cell office:value-type="string">
            <text:p>12:15 PM</text:p>
          </table:table-cell>
          <table:table-cell office:value-type="string">
            <text:p>9/23/13</text:p>
          </table:table-cell>
          <table:table-cell office:value-type="string">
            <text:p>12:45 PM</text:p>
          </table:table-cell>
          <table:table-cell/>
        </table:table-row>
        <table:table-row table:style-name="ro1">
          <table:table-cell office:value-type="string">
            <text:p>CON6064 <text:s/>-- <text:s/>Introducing the Java Time API in JDK 8</text:p>
          </table:table-cell>
          <table:table-cell office:value-type="string">
            <text:p>9/23/13</text:p>
          </table:table-cell>
          <table:table-cell office:value-type="string">
            <text:p>1:00 PM</text:p>
          </table:table-cell>
          <table:table-cell office:value-type="string">
            <text:p>9/23/13</text:p>
          </table:table-cell>
          <table:table-cell office:value-type="string">
            <text:p>2:00 PM</text:p>
          </table:table-cell>
          <table:table-cell office:value-type="string">
            <text:p>Hilton - Imperial Ballroom A</text:p>
          </table:table-cell>
        </table:table-row>
        <table:table-row table:style-name="ro1">
          <table:table-cell office:value-type="string">
            <text:p>CON3615 <text:s/>-- <text:s/>Secure Engineering Practices in Java</text:p>
          </table:table-cell>
          <table:table-cell office:value-type="string">
            <text:p>9/23/13</text:p>
          </table:table-cell>
          <table:table-cell office:value-type="string">
            <text:p>3:00 PM</text:p>
          </table:table-cell>
          <table:table-cell office:value-type="string">
            <text:p>9/23/13</text:p>
          </table:table-cell>
          <table:table-cell office:value-type="string">
            <text:p>4:00 PM</text:p>
          </table:table-cell>
          <table:table-cell office:value-type="string">
            <text:p>Hilton - Golden Gate 6/7/8</text:p>
          </table:table-cell>
        </table:table-row>
        <table:table-row table:style-name="ro1">
          <table:table-cell office:value-type="string">
            <text:p>BOF7838 <text:s/>-- <text:s/>Effective Use of HTML5 JavaScript for Java EE 7 Web Applications</text:p>
          </table:table-cell>
          <table:table-cell office:value-type="string">
            <text:p>9/23/13</text:p>
          </table:table-cell>
          <table:table-cell office:value-type="string">
            <text:p>4:30 PM</text:p>
          </table:table-cell>
          <table:table-cell office:value-type="string">
            <text:p>9/23/13</text:p>
          </table:table-cell>
          <table:table-cell office:value-type="string">
            <text:p>5:15 PM</text:p>
          </table:table-cell>
          <table:table-cell office:value-type="string">
            <text:p>Parc 55 - Cyril Magnin II/III</text:p>
          </table:table-cell>
        </table:table-row>
        <table:table-row table:style-name="ro1">
          <table:table-cell office:value-type="string">
            <text:p>BOF7857 <text:s/>-- <text:s/>Using MongoDB in a Java Enterprise Application</text:p>
          </table:table-cell>
          <table:table-cell office:value-type="string">
            <text:p>9/23/13</text:p>
          </table:table-cell>
          <table:table-cell office:value-type="string">
            <text:p>5:30 PM</text:p>
          </table:table-cell>
          <table:table-cell office:value-type="string">
            <text:p>9/23/13</text:p>
          </table:table-cell>
          <table:table-cell office:value-type="string">
            <text:p>6:15 PM</text:p>
          </table:table-cell>
          <table:table-cell office:value-type="string">
            <text:p>Parc 55 - Market St</text:p>
          </table:table-cell>
        </table:table-row>
        <table:table-row table:style-name="ro1">
          <table:table-cell office:value-type="string">
            <text:p>BOF4066 <text:s/>-- <text:s/>Security in the Real World</text:p>
          </table:table-cell>
          <table:table-cell office:value-type="string">
            <text:p>9/23/13</text:p>
          </table:table-cell>
          <table:table-cell office:value-type="string">
            <text:p>6:30 PM</text:p>
          </table:table-cell>
          <table:table-cell office:value-type="string">
            <text:p>9/23/13</text:p>
          </table:table-cell>
          <table:table-cell office:value-type="string">
            <text:p>7:15 PM</text:p>
          </table:table-cell>
          <table:table-cell office:value-type="string">
            <text:p>Hilton - Golden Gate 6/7/8</text:p>
          </table:table-cell>
        </table:table-row>
        <table:table-row table:style-name="ro4">
          <table:table-cell office:value-type="string">
            <text:p>CON6264 <text:s/>-- <text:s/>â€œPlease Log Inâ€: Authentication and Authorization in Java SE and Java EE</text:p>
          </table:table-cell>
          <table:table-cell office:value-type="string">
            <text:p>9/24/13</text:p>
          </table:table-cell>
          <table:table-cell office:value-type="string">
            <text:p>8:30 AM</text:p>
          </table:table-cell>
          <table:table-cell office:value-type="string">
            <text:p>9/24/13</text:p>
          </table:table-cell>
          <table:table-cell office:value-type="string">
            <text:p>9:30 AM</text:p>
          </table:table-cell>
          <table:table-cell office:value-type="string">
            <text:p>Hilton - Continental Ballroom 7/8/9</text:p>
          </table:table-cell>
        </table:table-row>
        <table:table-row table:style-name="ro1">
          <table:table-cell office:value-type="string">
            <text:p>CON1924 <text:s/>-- <text:s/>Seven Deadly Sins</text:p>
          </table:table-cell>
          <table:table-cell office:value-type="string">
            <text:p>9/24/13</text:p>
          </table:table-cell>
          <table:table-cell office:value-type="string">
            <text:p>10:00 AM</text:p>
          </table:table-cell>
          <table:table-cell office:value-type="string">
            <text:p>9/24/13</text:p>
          </table:table-cell>
          <table:table-cell office:value-type="string">
            <text:p>11:00 AM</text:p>
          </table:table-cell>
          <table:table-cell office:value-type="string">
            <text:p>Parc 55 - Mission</text:p>
          </table:table-cell>
        </table:table-row>
        <table:table-row table:style-name="ro1">
          <table:table-cell office:value-type="string">
            <text:p>CON7771 <text:s/>-- <text:s/>Nuts and Bolts of Java EE 7 Interceptors</text:p>
          </table:table-cell>
          <table:table-cell office:value-type="string">
            <text:p>9/24/13</text:p>
          </table:table-cell>
          <table:table-cell office:value-type="string">
            <text:p>11:30 AM</text:p>
          </table:table-cell>
          <table:table-cell office:value-type="string">
            <text:p>9/24/13</text:p>
          </table:table-cell>
          <table:table-cell office:value-type="string">
            <text:p>12:30 PM</text:p>
          </table:table-cell>
          <table:table-cell office:value-type="string">
            <text:p>Parc 55 - Mission</text:p>
          </table:table-cell>
        </table:table-row>
        <table:table-row table:style-name="ro1">
          <table:table-cell office:value-type="string">
            <text:p>CON9175 <text:s/>-- <text:s/>Scaling Web Security: Tools, Processes, and Techniques to Enable Security</text:p>
          </table:table-cell>
          <table:table-cell office:value-type="string">
            <text:p>9/24/13</text:p>
          </table:table-cell>
          <table:table-cell office:value-type="string">
            <text:p>1:00 PM</text:p>
          </table:table-cell>
          <table:table-cell office:value-type="string">
            <text:p>9/24/13</text:p>
          </table:table-cell>
          <table:table-cell office:value-type="string">
            <text:p>2:00 PM</text:p>
          </table:table-cell>
          <table:table-cell office:value-type="string">
            <text:p>Hilton - Golden Gate 6/7/8</text:p>
          </table:table-cell>
        </table:table-row>
        <table:table-row table:style-name="ro1">
          <table:table-cell office:value-type="string">
            <text:p>CON3780 <text:s/>-- <text:s/>Take Performance Tuning of Your Enterprise Java Applications to Another Level</text:p>
          </table:table-cell>
          <table:table-cell office:value-type="string">
            <text:p>9/24/13</text:p>
          </table:table-cell>
          <table:table-cell office:value-type="string">
            <text:p>3:00 PM</text:p>
          </table:table-cell>
          <table:table-cell office:value-type="string">
            <text:p>9/24/13</text:p>
          </table:table-cell>
          <table:table-cell office:value-type="string">
            <text:p>4:00 PM</text:p>
          </table:table-cell>
          <table:table-cell office:value-type="string">
            <text:p>Hilton - Continental Ballroom 4</text:p>
          </table:table-cell>
        </table:table-row>
        <table:table-row table:style-name="ro1">
          <table:table-cell office:value-type="string">
            <text:p>BOF7933 <text:s/>-- <text:s/>Java Deployment Security, Features, and Best Practices</text:p>
          </table:table-cell>
          <table:table-cell office:value-type="string">
            <text:p>9/24/13</text:p>
          </table:table-cell>
          <table:table-cell office:value-type="string">
            <text:p>4:30 PM</text:p>
          </table:table-cell>
          <table:table-cell office:value-type="string">
            <text:p>9/24/13</text:p>
          </table:table-cell>
          <table:table-cell office:value-type="string">
            <text:p>5:15 PM</text:p>
          </table:table-cell>
          <table:table-cell office:value-type="string">
            <text:p>Hilton - Golden Gate 6/7/8</text:p>
          </table:table-cell>
        </table:table-row>
        <table:table-row table:style-name="ro1">
          <table:table-cell office:value-type="string">
            <text:p>BOF2913 <text:s/>-- <text:s/>Evolutionary Algorithms: The Key to Solving Complex Java Puzzles</text:p>
          </table:table-cell>
          <table:table-cell office:value-type="string">
            <text:p>9/24/13</text:p>
          </table:table-cell>
          <table:table-cell office:value-type="string">
            <text:p>5:30 PM</text:p>
          </table:table-cell>
          <table:table-cell office:value-type="string">
            <text:p>9/24/13</text:p>
          </table:table-cell>
          <table:table-cell office:value-type="string">
            <text:p>6:15 PM</text:p>
          </table:table-cell>
          <table:table-cell office:value-type="string">
            <text:p>Hilton - Continental Ballroom 6</text:p>
          </table:table-cell>
        </table:table-row>
        <table:table-row table:style-name="ro1">
          <table:table-cell office:value-type="string">
            <text:p>BOF7945 <text:s/>-- <text:s/>The I/O BOF</text:p>
          </table:table-cell>
          <table:table-cell office:value-type="string">
            <text:p>9/24/13</text:p>
          </table:table-cell>
          <table:table-cell office:value-type="string">
            <text:p>6:30 PM</text:p>
          </table:table-cell>
          <table:table-cell office:value-type="string">
            <text:p>9/24/13</text:p>
          </table:table-cell>
          <table:table-cell office:value-type="string">
            <text:p>7:15 PM</text:p>
          </table:table-cell>
          <table:table-cell office:value-type="string">
            <text:p>Hilton - Imperial Ballroom A</text:p>
          </table:table-cell>
        </table:table-row>
        <table:table-row table:style-name="ro5">
          <table:table-cell office:value-type="string">
            <text:p>CON5606 <text:s/>-- <text:s/>Testing the Enterprise Layers: The ABCs of Integration Testing</text:p>
          </table:table-cell>
          <table:table-cell office:value-type="string">
            <text:p>9/25/13</text:p>
          </table:table-cell>
          <table:table-cell office:value-type="string">
            <text:p>8:30 AM</text:p>
          </table:table-cell>
          <table:table-cell office:value-type="string">
            <text:p>9/25/13</text:p>
          </table:table-cell>
          <table:table-cell office:value-type="string">
            <text:p>9:30 AM</text:p>
          </table:table-cell>
          <table:table-cell office:value-type="string">
            <text:p>Hilton - Continental Ballroom 5</text:p>
          </table:table-cell>
        </table:table-row>
        <table:table-row table:style-name="ro1">
          <table:table-cell office:value-type="string">
            <text:p>Go to Exhibition Hall or other things if I don't make the session <text:s/>-- <text:s/>Go to Exhibition Hall or other things if I don't make the session</text:p>
          </table:table-cell>
          <table:table-cell office:value-type="string">
            <text:p>9/25/13</text:p>
          </table:table-cell>
          <table:table-cell office:value-type="string">
            <text:p>9:45 AM</text:p>
          </table:table-cell>
          <table:table-cell office:value-type="string">
            <text:p>9/25/13</text:p>
          </table:table-cell>
          <table:table-cell office:value-type="string">
            <text:p>11:15 AM</text:p>
          </table:table-cell>
          <table:table-cell/>
        </table:table-row>
        <table:table-row table:style-name="ro1">
          <table:table-cell office:value-type="string">
            <text:p>CON7624 <text:s/>-- <text:s/>Understanding Java Garbage Collection and What You Can Do About It</text:p>
          </table:table-cell>
          <table:table-cell office:value-type="string">
            <text:p>9/25/13</text:p>
          </table:table-cell>
          <table:table-cell office:value-type="string">
            <text:p>11:30 AM</text:p>
          </table:table-cell>
          <table:table-cell office:value-type="string">
            <text:p>9/25/13</text:p>
          </table:table-cell>
          <table:table-cell office:value-type="string">
            <text:p>12:30 PM</text:p>
          </table:table-cell>
          <table:table-cell office:value-type="string">
            <text:p>Hilton - Imperial Ballroom B</text:p>
          </table:table-cell>
        </table:table-row>
        <table:table-row table:style-name="ro1">
          <table:table-cell office:value-type="string">
            <text:p>HOL3970 <text:s/>-- <text:s/>Lambda Programming Laboratory</text:p>
          </table:table-cell>
          <table:table-cell office:value-type="string">
            <text:p>9/25/13</text:p>
          </table:table-cell>
          <table:table-cell office:value-type="string">
            <text:p>12:30 PM</text:p>
          </table:table-cell>
          <table:table-cell office:value-type="string">
            <text:p>9/25/13</text:p>
          </table:table-cell>
          <table:table-cell office:value-type="string">
            <text:p>2:30 PM</text:p>
          </table:table-cell>
          <table:table-cell office:value-type="string">
            <text:p>Hilton - Franciscan A/B/C/D</text:p>
          </table:table-cell>
        </table:table-row>
        <table:table-row table:style-name="ro1">
          <table:table-cell office:value-type="string">
            <text:p>CON5523 <text:s/>-- <text:s/>Top 10 Web Application Defenses for Java Developers</text:p>
          </table:table-cell>
          <table:table-cell office:value-type="string">
            <text:p>9/25/13</text:p>
          </table:table-cell>
          <table:table-cell office:value-type="string">
            <text:p>3:00 PM</text:p>
          </table:table-cell>
          <table:table-cell office:value-type="string">
            <text:p>9/25/13</text:p>
          </table:table-cell>
          <table:table-cell office:value-type="string">
            <text:p>4:00 PM</text:p>
          </table:table-cell>
          <table:table-cell office:value-type="string">
            <text:p>Hilton - Golden Gate 6/7/8</text:p>
          </table:table-cell>
        </table:table-row>
        <table:table-row table:style-name="ro1">
          <table:table-cell office:value-type="string">
            <text:p>CON4171 <text:s/>-- <text:s/>Hitchhikerâ€™s Guide to the NetBeans Platform</text:p>
          </table:table-cell>
          <table:table-cell office:value-type="string">
            <text:p>9/25/13</text:p>
          </table:table-cell>
          <table:table-cell office:value-type="string">
            <text:p>4:30 PM</text:p>
          </table:table-cell>
          <table:table-cell office:value-type="string">
            <text:p>9/25/13</text:p>
          </table:table-cell>
          <table:table-cell office:value-type="string">
            <text:p>5:30 PM</text:p>
          </table:table-cell>
          <table:table-cell office:value-type="string">
            <text:p>Hilton - Continental Ballroom 6</text:p>
          </table:table-cell>
        </table:table-row>
        <table:table-row table:style-name="ro6">
          <table:table-cell office:value-type="string">
            <text:p>KEY11027 <text:s/>-- <text:s/>Java Community Keynote</text:p>
          </table:table-cell>
          <table:table-cell office:value-type="string">
            <text:p>9/26/13</text:p>
          </table:table-cell>
          <table:table-cell office:value-type="string">
            <text:p>9:00 AM</text:p>
          </table:table-cell>
          <table:table-cell office:value-type="string">
            <text:p>9/26/13</text:p>
          </table:table-cell>
          <table:table-cell office:value-type="string">
            <text:p>10:30 AM</text:p>
          </table:table-cell>
          <table:table-cell office:value-type="string">
            <text:p>Hilton - Continental Ballroom</text:p>
          </table:table-cell>
        </table:table-row>
        <table:table-row table:style-name="ro1">
          <table:table-cell office:value-type="string">
            <text:p>CON1922 <text:s/>-- <text:s/>Learning Scala? Learn the Fundamentals First!</text:p>
          </table:table-cell>
          <table:table-cell office:value-type="string">
            <text:p>9/26/13</text:p>
          </table:table-cell>
          <table:table-cell office:value-type="string">
            <text:p>11:00 AM</text:p>
          </table:table-cell>
          <table:table-cell office:value-type="string">
            <text:p>9/26/13</text:p>
          </table:table-cell>
          <table:table-cell office:value-type="string">
            <text:p>12:00 PM</text:p>
          </table:table-cell>
          <table:table-cell office:value-type="string">
            <text:p>Hilton - Yosemite B/C</text:p>
          </table:table-cell>
        </table:table-row>
        <table:table-row table:style-name="ro1">
          <table:table-cell office:value-type="string">
            <text:p>CON2230 <text:s/>-- <text:s/>Unit Tests Donâ€™t Break: Stress-Testing Java EE Applications</text:p>
          </table:table-cell>
          <table:table-cell office:value-type="string">
            <text:p>9/26/13</text:p>
          </table:table-cell>
          <table:table-cell office:value-type="string">
            <text:p>12:30 PM</text:p>
          </table:table-cell>
          <table:table-cell office:value-type="string">
            <text:p>9/26/13</text:p>
          </table:table-cell>
          <table:table-cell office:value-type="string">
            <text:p>1:30 PM</text:p>
          </table:table-cell>
          <table:table-cell office:value-type="string">
            <text:p>Parc 55 - Mission</text:p>
          </table:table-cell>
        </table:table-row>
        <table:table-row table:style-name="ro1">
          <table:table-cell office:value-type="string">
            <text:p>CON5876 <text:s/>-- <text:s/>How to Write Memory-Efficient Java Code</text:p>
          </table:table-cell>
          <table:table-cell office:value-type="string">
            <text:p>9/26/13</text:p>
          </table:table-cell>
          <table:table-cell office:value-type="string">
            <text:p>2:00 PM</text:p>
          </table:table-cell>
          <table:table-cell office:value-type="string">
            <text:p>9/26/13</text:p>
          </table:table-cell>
          <table:table-cell office:value-type="string">
            <text:p>3:00 PM</text:p>
          </table:table-cell>
          <table:table-cell office:value-type="string">
            <text:p>Hilton - Imperial Ballroom A</text:p>
          </table:table-cell>
        </table:table-row>
        <table:table-row table:style-name="ro1">
          <table:table-cell office:value-type="string">
            <text:p>CON4695 <text:s/>-- <text:s/>Java Memory Hogs</text:p>
          </table:table-cell>
          <table:table-cell office:value-type="string">
            <text:p>9/26/13</text:p>
          </table:table-cell>
          <table:table-cell office:value-type="string">
            <text:p>3:30 PM</text:p>
          </table:table-cell>
          <table:table-cell office:value-type="string">
            <text:p>9/26/13</text:p>
          </table:table-cell>
          <table:table-cell office:value-type="string">
            <text:p>4:30 PM</text:p>
          </table:table-cell>
          <table:table-cell office:value-type="string">
            <text:p>Hilton - Imperial Ballroom 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12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12:29:30.91</dc:date>
    <meta:document-statistic meta:table-count="1" meta:cell-count="172" meta:object-count="0"/>
    <meta:generator>OpenOffice.org/3.4.1$Win32 OpenOffice.org_project/341m1$Build-9593</meta:generator>
  </office:meta>
</office:document-meta>
</file>